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ono Caps" svg:font-family="'Latin Modern Mono Caps'" style:font-pitch="fixed"/>
    <style:font-face style:name="Latin Modern Mono Caps1" svg:font-family="'Latin Modern Mono Cap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99cm"/>
      <style:paragraph-properties style:writing-mode="lr-tb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gr3" style:family="graphic" style:parent-style-name="standard">
      <style:graphic-properties svg:stroke-width="0.05cm" svg:stroke-color="#000000" draw:marker-start-width="0.125cm" draw:marker-end-width="0.125cm" draw:fill="none" draw:textarea-horizontal-align="justify" draw:textarea-vertical-align="middle" draw:auto-grow-height="false" fo:min-height="4.94cm" fo:min-width="4.583cm" fo:padding-top="0.15cm" fo:padding-bottom="0.15cm" fo:padding-left="0.275cm" fo:padding-right="0.275cm" fo:wrap-option="wrap"/>
    </style:style>
    <style:style style:name="gr4" style:family="graphic" style:parent-style-name="objectwithoutfill">
      <style:graphic-properties draw:stroke="solid" draw:stroke-dash="Long_20_Dash" svg:stroke-width="0.05cm" svg:stroke-color="#000000" draw:marker-start-width="0.23cm" draw:marker-end-width="0.23cm" svg:stroke-linecap="butt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Long_20_Dash" svg:stroke-width="0.03cm" svg:stroke-color="#000000" svg:stroke-linecap="butt" draw:fill="none" draw:textarea-vertical-align="middle" fo:padding-top="0.14cm" fo:padding-bottom="0.14cm" fo:padding-left="0.265cm" fo:padding-right="0.265cm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Latin Modern Mono Caps" fo:font-style="italic" style:font-style-asian="italic" style:font-style-complex="italic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atin Modern Mono Cap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082cm" svg:height="1.449cm" svg:x="5.237cm" svg:y="5.151cm">
          <draw:text-box>
            <text:p text:style-name="P1"><text:span text:style-name="T1">O</text:span></text:p>
          </draw:text-box>
        </draw:frame>
        <draw:frame draw:style-name="gr1" draw:text-style-name="P2" draw:layer="layout" svg:width="1.082cm" svg:height="1.449cm" svg:x="3.399cm" svg:y="1.196cm">
          <draw:text-box>
            <text:p text:style-name="P1"><text:span text:style-name="T1">C</text:span></text:p>
          </draw:text-box>
        </draw:frame>
        <draw:frame draw:style-name="gr1" draw:text-style-name="P2" draw:layer="layout" svg:width="1.082cm" svg:height="1.449cm" svg:x="4.743cm" svg:y="8.755cm">
          <draw:text-box>
            <text:p text:style-name="P1"><text:span text:style-name="T1">A</text:span></text:p>
          </draw:text-box>
        </draw:frame>
        <draw:frame draw:style-name="gr1" draw:text-style-name="P2" draw:layer="layout" svg:width="1.082cm" svg:height="1.449cm" svg:x="9.27cm" svg:y="4.339cm">
          <draw:text-box>
            <text:p text:style-name="P1"><text:span text:style-name="T1">B</text:span></text:p>
          </draw:text-box>
        </draw:frame>
        <draw:frame draw:style-name="gr1" draw:text-style-name="P2" draw:layer="layout" svg:width="1.082cm" svg:height="1.449cm" svg:x="8.405cm" svg:y="2.17cm">
          <draw:text-box>
            <text:p text:style-name="P1"><text:span text:style-name="T1">D</text:span></text:p>
          </draw:text-box>
        </draw:frame>
        <draw:custom-shape draw:style-name="gr2" draw:text-style-name="P3" draw:layer="layout" svg:width="0.162cm" svg:height="0.162cm" svg:x="3.819cm" svg:y="2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162cm" svg:height="0.162cm" svg:x="8.696cm" svg:y="3.1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162cm" svg:height="0.162cm" svg:x="5.319cm" svg:y="8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162cm" svg:height="0.162cm" svg:x="9.309cm" svg:y="5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259cm" svg:height="7.408cm" svg:x="2.149cm" svg:y="1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4" draw:layer="layout" svg:width="6.826cm" svg:height="6.467cm" draw:transform="skewX (0.430572726467001) rotate (-0.192684349420174) translate (3.898cm 2.137cm)" svg:viewBox="0 0 6827 6468" draw:points="5062,111 6827,1853 5748,6468 0,0">
          <text:p/>
        </draw:polygon>
        <draw:line draw:style-name="gr5" draw:text-style-name="P4" draw:layer="layout" svg:x1="3.887cm" svg:y1="2.119cm" svg:x2="9.408cm" svg:y2="5.108cm">
          <text:p/>
        </draw:line>
        <draw:line draw:style-name="gr5" draw:text-style-name="P4" draw:layer="layout" svg:x1="8.76cm" svg:y1="3.239cm" svg:x2="5.377cm" svg:y2="9.017cm">
          <text:p/>
        </draw:line>
        <draw:custom-shape draw:style-name="gr2" draw:text-style-name="P3" draw:layer="layout" svg:width="0.162cm" svg:height="0.162cm" svg:x="5.697cm" svg:y="5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408cm" svg:y1="5.108cm" svg:x2="2.149cm" svg:y2="5.487cm">
          <text:p/>
        </draw:line>
        <draw:custom-shape draw:style-name="gr2" draw:text-style-name="P3" draw:layer="layout" svg:width="0.162cm" svg:height="0.162cm" svg:x="2.076cm" svg:y="5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082cm" svg:height="1.449cm" svg:x="1.408cm" svg:y="5.23cm">
          <draw:text-box>
            <text:p text:style-name="P1"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ono Caps" svg:font-family="'Latin Modern Mono Caps'" style:font-pitch="fixed"/>
    <style:font-face style:name="Latin Modern Mono Caps1" svg:font-family="'Latin Modern Mono Cap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8T10:15:37.463752149</meta:creation-date>
    <dc:date>2022-08-17T22:14:20.796593569</dc:date>
    <meta:editing-duration>PT49M58S</meta:editing-duration>
    <meta:editing-cycles>12</meta:editing-cycles>
    <meta:generator>LibreOffice/7.3.4.2$Linux_X86_64 LibreOffice_project/30$Build-2</meta:generator>
    <meta:document-statistic meta:object-count="17"/>
  </office:meta>
</office:document-meta>
</file>